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6000000AF7C72D5B434D49F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3.484cm" draw:z-index="0"><draw:image xlink:href="Pictures/1000020100000356000000AF7C72D5B434D49F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8:04:02.830435123</meta:creation-date>
    <dc:date>2016-06-05T18:05:30.846095608</dc:date>
    <meta:editing-duration>PT1M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3.2$Linux_X86_64 LibreOffice_project/10m0$Build-2</meta:generator>
  </office:meta>
</office:document-meta>
</file>